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utility" table:style-name="ta1">
        <table:shapes>
          <draw:frame draw:z-index="0" draw:style-name="gr1" draw:text-style-name="P1" svg:width="161.54mm" svg:height="86.06mm" svg:x="315.65mm" svg:y="17.53mm">
            <loext:p draw:notify-on-update-of-ranges="utility.A1:utility.A24 utility.B1:utility.B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1.73mm" svg:height="91.96mm" svg:x="104.3mm" svg:y="14.29mm">
            <loext:p draw:notify-on-update-of-ranges="utility.A1:utility.A24 utility.C1:utility.C24 utility.A1:utility.A24 utility.D1:utility.D24 utility.A1:utility.A24 utility.E1:utility.E24 utility.A1:utility.A24 utility.F1:utility.F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10.28684185163" calcext:value-type="float">
            <text:p>2710,2868418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6.3196633686" calcext:value-type="float">
            <text:p>2516,3196633686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5.88010290164" calcext:value-type="float">
            <text:p>2225,8801029017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4.14111900863" calcext:value-type="float">
            <text:p>2014,1411190086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62.79120862553" calcext:value-type="float">
            <text:p>1862,7912086255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49.4034246022" calcext:value-type="float">
            <text:p>1749,4034246022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48.96344667775" calcext:value-type="float">
            <text:p>1648,9634466778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35.57106147011" calcext:value-type="float">
            <text:p>1535,5710614701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84.16960815263" calcext:value-type="float">
            <text:p>1384,1696081526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1.85732441785" calcext:value-type="float">
            <text:p>1171,8573244179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4.977961677081" calcext:value-type="float">
            <text:p>874,9779616771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7.413269612517" calcext:value-type="float">
            <text:p>677,413269612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9.198594772435" calcext:value-type="float">
            <text:p>479,1985947724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5.742188368039" calcext:value-type="float">
            <text:p>385,74218836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7.030805641327" calcext:value-type="float">
            <text:p>287,030805641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9.918519966427" calcext:value-type="float">
            <text:p>269,918519966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6.328681480203" calcext:value-type="float">
            <text:p>316,32868148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9.276867490357" calcext:value-type="float">
            <text:p>329,27686749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9.276867490357" calcext:value-type="float">
            <text:p>329,27686749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4.075880819706" calcext:value-type="float">
            <text:p>344,075880819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2.042496571684" calcext:value-type="float">
            <text:p>392,042496571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7.906177173607" calcext:value-type="float">
            <text:p>377,906177173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0.672381958991" calcext:value-type="float">
            <text:p>290,672381959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01:47:16.678000303</dc:date>
    <meta:editing-duration>PT4M44S</meta:editing-duration>
    <meta:editing-cycles>1</meta:editing-cycles>
    <meta:generator>LibreOffice/5.1.4.2$Linux_X86_64 LibreOffice_project/10m0$Build-2</meta:generator>
    <meta:document-statistic meta:table-count="1" meta:cell-count="1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155cm" svg:height="8.607cm" xlink:href=".." xlink:type="simple" chart:class="chart:scatter" chart:style-name="ch1">
        <chart:legend chart:legend-position="end" svg:x="13.303cm" svg:y="4.004cm" style:legend-expansion="high" chart:style-name="ch2"/>
        <chart:plot-area chart:style-name="ch3" table:cell-range-address="utility.A1:utility.B24" svg:x="0.323cm" svg:y="0.172cm" svg:width="12.657cm" svg:height="8.263cm">
          <chartooo:coordinate-region svg:x="1.315cm" svg:y="0.371cm" svg:width="11.478cm" svg:height="7.4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tility.B1:utility.B24" chart:class="chart:scatter">
            <chart:domain table:cell-range-address="utility.A1:utility.A24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tility.A1:utility.A24</svg:desc>
                </draw:g>
              </table:table-cell>
              <table:table-cell office:value-type="float" office:value="2710.28684185163">
                <text:p>2710.28684185163</text:p>
                <draw:g>
                  <svg:desc>utility.B1:utility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16.3196633686">
                <text:p>2516.3196633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225.88010290164">
                <text:p>2225.88010290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014.14111900863">
                <text:p>2014.14111900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862.79120862553">
                <text:p>1862.79120862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749.4034246022">
                <text:p>1749.4034246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48.96344667775">
                <text:p>1648.96344667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35.57106147011">
                <text:p>1535.57106147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84.16960815263">
                <text:p>1384.16960815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71.85732441785">
                <text:p>1171.857324417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74.977961677081">
                <text:p>874.9779616770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77.413269612517">
                <text:p>677.4132696125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79.198594772435">
                <text:p>479.1985947724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85.742188368039">
                <text:p>385.742188368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87.030805641327">
                <text:p>287.030805641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69.918519966427">
                <text:p>269.918519966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16.328681480203">
                <text:p>316.328681480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29.276867490357">
                <text:p>329.2768674903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29.276867490357">
                <text:p>329.2768674903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44.075880819706">
                <text:p>344.075880819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92.042496571684">
                <text:p>392.0424965716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77.906177173607">
                <text:p>377.9061771736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90.672381958991">
                <text:p>290.672381958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174cm" svg:height="9.197cm" xlink:href=".." xlink:type="simple" chart:class="chart:scatter" chart:style-name="ch1">
        <chart:legend chart:legend-position="end" svg:x="14.322cm" svg:y="3.552cm" style:legend-expansion="high" chart:style-name="ch2"/>
        <chart:plot-area chart:style-name="ch3" table:cell-range-address="utility.A1:utility.A24 utility.C1:utility.F24" svg:x="0.343cm" svg:y="0.183cm" svg:width="13.636cm" svg:height="8.831cm">
          <chartooo:coordinate-region svg:x="1.07cm" svg:y="0.382cm" svg:width="12.722cm" svg:height="7.9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tility.C1:utility.C24" chart:class="chart:scatter">
            <chart:domain table:cell-range-address="utility.A1:utility.A24"/>
            <chart:data-point chart:repeated="24"/>
          </chart:series>
          <chart:series chart:style-name="ch7" chart:values-cell-range-address="utility.D1:utility.D24" chart:class="chart:scatter">
            <chart:data-point chart:repeated="24"/>
          </chart:series>
          <chart:series chart:style-name="ch8" chart:values-cell-range-address="utility.E1:utility.E24" chart:class="chart:scatter">
            <chart:data-point chart:repeated="24"/>
          </chart:series>
          <chart:series chart:style-name="ch9" chart:values-cell-range-address="utility.F1:utility.F24" chart:class="chart:scatte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tility.A1:utility.A24</svg:desc>
                </draw:g>
              </table:table-cell>
              <table:table-cell office:value-type="float" office:value="0">
                <text:p>0</text:p>
                <draw:g>
                  <svg:desc>utility.C1:utility.C24</svg:desc>
                </draw:g>
              </table:table-cell>
              <table:table-cell office:value-type="float" office:value="1">
                <text:p>1</text:p>
                <draw:g>
                  <svg:desc>utility.D1:utility.D24</svg:desc>
                </draw:g>
              </table:table-cell>
              <table:table-cell office:value-type="float" office:value="2">
                <text:p>2</text:p>
                <draw:g>
                  <svg:desc>utility.E1:utility.E24</svg:desc>
                </draw:g>
              </table:table-cell>
              <table:table-cell office:value-type="float" office:value="3">
                <text:p>3</text:p>
                <draw:g>
                  <svg:desc>utility.F1:utilit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